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.00.0000</text:date>, <text:time style:data-style-name="N2" text:time-value="13:56:58.5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4T16:45:41.016000000</meta:creation-date>
    <dc:date>2020-01-29T14:18:22.984000000</dc:date>
    <meta:editing-duration>PT35M40S</meta:editing-duration>
    <meta:editing-cycles>5</meta:editing-cycles>
    <meta:generator>LibreOffice/6.3.3.2$Windows_X86_64 LibreOffice_project/a64200df03143b798afd1ec74a12ab50359878ed</meta:generator>
    <meta:document-statistic meta:table-count="1" meta:cell-count="99" meta:object-count="0"/>
  </office:meta>
</office:document-meta>
</file>